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blem Description:</text:p>
      <text:p text:style-name="Standard">When walking every-single person always questions how far they have walked in a straight line. Wouldn't it be useful to know the distance between two locations in real time? How about when kids always argue how far away something is on a beautiful day and can debate on it for days? Is that quarter mile drag strip really a quarter mile? Well now the wait is over, with the Footsteps app. Now users can now check the distance between two locations just with two simple clicks on the app. <text:s/>Along with a map view to see the starting and ending locations, users will now know the distance between to points! As an added bonus, there is a free weather reader that will provide the current weather and save the temperature with each walk taken. How beautiful is that? All of todays problems can now be solved with the Footsteps ap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hhteuszh Vsheendibiiw</meta:initial-creator>
    <meta:creation-date>2015-05-20T18:06:58</meta:creation-date>
    <meta:document-statistic meta:table-count="0" meta:image-count="0" meta:object-count="0" meta:page-count="1" meta:paragraph-count="2" meta:word-count="152" meta:character-count="847"/>
    <dc:date>2015-05-20T18:17:52</dc:date>
    <dc:creator>Mahhteuszh Vsheendibiiw</dc:creator>
    <meta:editing-duration>PT10M54S</meta:editing-duration>
    <meta:editing-cycles>1</meta:editing-cycles>
    <meta:generator>OpenOffice/4.1.1$Unix OpenOffice.org_project/411m6$Build-9775</meta:generator>
  </office:meta>
</office:document-meta>
</file>